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nholdsliste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Table of content</text:p>
          </text:index-title>
          <text:p text:style-name="P6">Installation<text:tab/>1</text:p>
          <text:p text:style-name="P7">Install from a release<text:tab/>1</text:p>
          <text:p text:style-name="P7">Install from the lancms1-series in bazaar/launchpad<text:tab/>1</text:p>
          <text:p text:style-name="P7">Upgrading when using Bazaar<text:tab/>2</text:p>
          <text:p text:style-name="P6">After installation – beginning to use LANCMS<text:tab/>2</text:p>
          <text:p text:style-name="P7">Adding tickets<text:tab/>3</text:p>
          <text:p text:style-name="P7">Designing a seatmap<text:tab/>3</text:p>
          <text:p text:style-name="P7">Starting sales<text:tab/>4</text:p>
          <text:p text:style-name="P7">Giving out rights<text:tab/>4</text:p>
        </text:index-body>
      </text:table-of-content>
      <text:p text:style-name="Standard"/>
      <text:p text:style-name="Standard"/>
      <text:p text:style-name="Standard"/>
      <text:h text:style-name="Heading_20_1" text:outline-level="1">Installation</text:h>
      <text:p text:style-name="Text_20_body"/>
      <text:p text:style-name="Text_20_body">There are two ways of installation LANCMS, one is the official releases from launchpad.net/lancms, the other is from the code repository on Bazaar.</text:p>
      <text:p text:style-name="Text_20_body">If you are not an experienced Linux/UNIX sysadmin, you probably want to download the official releases. They probably aren't very up2date, but they should work.</text:p>
      <text:p text:style-name="Text_20_body">The trunk-code in Bazaar is the most updated code, and we try to always keep it working (since that is the version we're running ourself).</text:p>
      <text:p text:style-name="Text_20_body"/>
      <text:h text:style-name="Heading_20_2" text:outline-level="2">Install from a release</text:h>
      <text:list xml:id="list40484165" text:style-name="L2">
        <text:list-item>
          <text:p text:style-name="P1">Get the latest release from http://launchpad.net/lancms</text:p>
        </text:list-item>
        <text:list-item>
          <text:p text:style-name="P1">Unpack it in a place where your webserver can reach it</text:p>
        </text:list-item>
        <text:list-item>
          <text:p text:style-name="P1">Edit settings in config.php</text:p>
        </text:list-item>
        <text:list-item>
          <text:p text:style-name="P1">If you've not done it already, create the database and grant access to it:</text:p>
        </text:list-item>
        <text:list-item>
          <text:p text:style-name="P1">mysql&gt; CREATE DATABASE lancmsdb;</text:p>
        </text:list-item>
        <text:list-item>
          <text:p text:style-name="P1">mysql&gt; GRANT ALL PRIVILEGES ON lancmsdb.* to 'lancmsuser'@'localhost' IDENTIFIED BY 'lancmspass';</text:p>
        </text:list-item>
        <text:list-item>
          <text:p text:style-name="P1">To install/upgrade the database, visit http://your.server.name/installer/run.php</text:p>
        </text:list-item>
      </text:list>
      <text:p text:style-name="Text_20_body"/>
      <text:h text:style-name="Heading_20_2" text:outline-level="2">Install from the lancms1-series in bazaar/launchpad</text:h>
      <text:list xml:id="list40522486" text:style-name="L4">
        <text:list-item>
          <text:p text:style-name="P3">Do `bzr checkout lp:lancms` in a place your webserver can reach it</text:p>
        </text:list-item>
        <text:list-item>
          <text:p text:style-name="P3">Create a file called 'OverrideConfig.php' in the base directory containing the settings you wan't to override:</text:p>
        </text:list-item>
      </text:list>
      <text:p text:style-name="Text_20_body"/>
      <text:p text:style-name="Text_20_body">&lt;?php</text:p>
      <text:p text:style-name="Text_20_body"><text:soft-page-break/>$sql_type = "mysql"; // SQL type. Valid are... mysql actually</text:p>
      <text:p text:style-name="Text_20_body">$sql_host = "localhost"; // SQL Host</text:p>
      <text:p text:style-name="Text_20_body">$sql_user = "lancmsuser"; // SQL username</text:p>
      <text:p text:style-name="Text_20_body">$sql_pass = "lancmspass"; // Very very secret, if you read this, you should probably go shoot yourself, just to be safe</text:p>
      <text:p text:style-name="Text_20_body">$sql_base = "lancmsdb"; // The database to use</text:p>
      <text:p text:style-name="Text_20_body">$sql_prefix = "lancms"; // Someone asked for this a while back. prefix, and _is added automatically</text:p>
      <text:p text:style-name="Text_20_body">$design_title = 'lancms';</text:p>
      <text:p text:style-name="Text_20_body">$language = "norwegian"; // Change this to another language if you wish to use it</text:p>
      <text:p text:style-name="Text_20_body">$lancms_session_cookie = "cookiemonster";</text:p>
      <text:p text:style-name="Text_20_body"># optional logo in footer. comment out if you don't want it.</text:p>
      <text:p text:style-name="Text_20_body">$design_footer['logo'] = 'http://localhost/logo.png';</text:p>
      <text:p text:style-name="Text_20_body">$design_footer['width'] = 69;</text:p>
      <text:p text:style-name="Text_20_body">$design_footer['height'] = 90;</text:p>
      <text:p text:style-name="Text_20_body">$design_footer['url'] = 'http://localhost/';</text:p>
      <text:p text:style-name="Text_20_body">?&gt;</text:p>
      <text:p text:style-name="Text_20_body"/>
      <text:list xml:id="list40505224" text:style-name="L3">
        <text:list-item>
          <text:p text:style-name="P2">If you've not done it already, create the database and grant access to it:</text:p>
        </text:list-item>
        <text:list-item>
          <text:p text:style-name="P2">mysql&gt; CREATE DATABASE lancmsdb;</text:p>
        </text:list-item>
        <text:list-item>
          <text:p text:style-name="P2">mysql&gt; GRANT ALL PRIVILEGES ON lancmsdb.* to 'lancmsuser'@'localhost' IDENTIFIED BY 'lancmspass';</text:p>
        </text:list-item>
        <text:list-item>
          <text:p text:style-name="P2">To install/upgrade the database, visit http://your.server.name/installer/run.php</text:p>
        </text:list-item>
      </text:list>
      <text:p text:style-name="Text_20_body"/>
      <text:h text:style-name="Heading_20_2" text:outline-level="2">Upgrading when using Bazaar</text:h>
      <text:list xml:id="list40522510" text:style-name="L5">
        <text:list-item>
          <text:p text:style-name="P4">`cd /path/to/lancms/`</text:p>
        </text:list-item>
        <text:list-item>
          <text:p text:style-name="P4">`bzr update`</text:p>
        </text:list-item>
        <text:list-item>
          <text:p text:style-name="P4">`chown www-data . -R`</text:p>
        </text:list-item>
        <text:list-item>
          <text:p text:style-name="P4">`cd installer`</text:p>
        </text:list-item>
        <text:list-item>
          <text:p text:style-name="P4">`php run.php`</text:p>
        </text:list-item>
      </text:list>
      <text:p text:style-name="Text_20_body"/>
      <text:p text:style-name="Text_20_body"/>
      <text:h text:style-name="Heading_20_1" text:outline-level="1">After installation – beginning to use LANCMS</text:h>
      <text:p text:style-name="Text_20_body">After installing the software, login as globaladmin/admin and creating your first event in GlobalAdmin. After creating the event, you should go back to globaladmin and set it as public, so that normal users can find it.</text:p>
      <text:p text:style-name="Text_20_body"/>
      <text:p text:style-name="Text_20_body"><text:soft-page-break/>Since lancms has support for multiple events and multiple URLs, you'd have to go to globaladmin -&gt; change global options, and set the default eventID (1 is the default, with no event, the first event you create get eventID 2) for the hostname you're going to your installation of lancms.</text:p>
      <text:p text:style-name="Text_20_body"/>
      <text:p text:style-name="Text_20_body"/>
      <text:h text:style-name="Heading_20_2" text:outline-level="2">Adding tickets</text:h>
      <text:p text:style-name="Text_20_body"/>
      <text:p text:style-name="Text_20_body">You probably need to add some tickets so that your attendees can buy access to your event. In eventadmin, go to ticketadmin and add a tickettype. Set a name, the price of the ticket and what type of ticket it is. You can choose between:</text:p>
      <text:p text:style-name="Text_20_body">* prepaid (an admin needs to acknowledge that the ticket has been paid before you can pick a seat)</text:p>
      <text:p text:style-name="Text_20_body">* preordered (you select a seat before you pay, payment is done when you arrive)</text:p>
      <text:p text:style-name="Text_20_body">* onsite with computer (you haven't ordered a ticket before you show up in the door)</text:p>
      <text:p text:style-name="Text_20_body">* onsite without computer (visitor)</text:p>
      <text:p text:style-name="Text_20_body">* reseller (you pay in a store to get a code for a ticket).</text:p>
      <text:p text:style-name="Text_20_body"/>
      <text:p text:style-name="Text_20_body">Prepaid and preordered tickets can be ordered directly by users, but onsite tickets has to be assigned to the user in the arrival-module.</text:p>
      <text:p text:style-name="Text_20_body"/>
      <text:h text:style-name="Heading_20_2" text:outline-level="2">Designing a seatmap</text:h>
      <text:p text:style-name="Text_20_body"/>
      <text:p text:style-name="Text_20_body">It's nice for the attendees to know where they are going to sit. In seatadmin you can design how you set up your floorplan, and choose diffrent types of seats:</text:p>
      <text:list xml:id="list40577899" text:style-name="L7">
        <text:list-item>
          <text:p text:style-name="P5">Wall/Door</text:p>
        </text:list-item>
        <text:list-item>
          <text:p text:style-name="P5">Open seat (normal, can be chosen by anyone, at once on preordered, and after payment is recieved on prepaid)</text:p>
        </text:list-item>
        <text:list-item>
          <text:p text:style-name="P5">Group (can be chose based on what group a user is member of. Useful to assign clan-seats to a group/clan or crew)</text:p>
        </text:list-item>
        <text:list-item>
          <text:p text:style-name="P5">Password (assign a password to the seats. Useful to give out clanseats or reserved seats, without needing to manage which groups should have access.</text:p>
        </text:list-item>
        <text:list-item>
          <text:p text:style-name="P5">Text (putting text on the map ) FIXME: NOT WORKING</text:p>
        </text:list-item>
        <text:list-item>
          <text:p text:style-name="P5">Area (creating areas, i.e. "check-in" and "kiosk") FIXME: NOT WORKING</text:p>
        </text:list-item>
      </text:list>
      <text:p text:style-name="Text_20_body"/>
      <text:p text:style-name="Text_20_body">Before you can start designing the seatmap, you have to reset it to create it and setup the event to have a seatmap.</text:p>
      <text:p text:style-name="Text_20_body"/>
      <text:h text:style-name="Heading_20_2" text:outline-level="2"><text:soft-page-break/>Starting sales</text:h>
      <text:p text:style-name="Text_20_body"/>
      <text:p text:style-name="Text_20_body">In eventadmin -&gt; eventconfig, you can enable diffrent modules. To allow users to buy tickets, you check enable ticketorder, to enable people to pick seats, you enable seating, etc.</text:p>
      <text:p text:style-name="Text_20_body"/>
      <text:p text:style-name="Text_20_body"/>
      <text:h text:style-name="Heading_20_2" text:outline-level="2">Giving out rights</text:h>
      <text:p text:style-name="Text_20_body"/>
      <text:p text:style-name="Text_20_body">You'll have to give people rights to allow them access to admin-parts of the system. In eventadmin -&gt; group management, you can create diffrent groups, or crews. Create a group, i.e. "Securitycrew", and go to "Change group rights". If securitycrew is meant to work with arrivals and recieve payments for tickets, they probably need access to tickets, with "ticketadmin", changing seats for users with "seating", and changing users information (if they have written something wrong) with "userAdmin". An access-right of "Read" gives a right to see information, access of "Write" enables the users to do most tasks (i.e. changing tickets assigned to users, etc.) and admin-access gives access to change everything, including adding new tickettyp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0T20:16:21.28</meta:creation-date>
    <dc:date>2011-02-20T20:45:53.47</dc:date>
    <meta:editing-duration>PT14M19S</meta:editing-duration>
    <meta:editing-cycles>5</meta:editing-cycles>
    <meta:generator>LibreOffice/3.3$Win32 LibreOffice_project/330m19$Build-6</meta:generator>
    <meta:document-statistic meta:table-count="0" meta:image-count="0" meta:object-count="0" meta:page-count="4" meta:paragraph-count="75" meta:word-count="918" meta:character-count="5605"/>
  </office:meta>
</office:document-meta>
</file>